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officeooo:rsid="001d72d4" officeooo:paragraph-rsid="001d72d4" style:font-size-asian="11pt" style:font-size-complex="11pt"/>
    </style:style>
    <style:style style:name="P2" style:family="paragraph" style:parent-style-name="Standard">
      <style:text-properties style:font-name="Sans-serif" fo:font-size="11pt" officeooo:rsid="001d72d4" officeooo:paragraph-rsid="001ee441" style:font-size-asian="11pt" style:font-size-complex="11pt"/>
    </style:style>
    <style:style style:name="P3" style:family="paragraph" style:parent-style-name="Standard">
      <style:text-properties style:font-name="Sans-serif" fo:font-size="11pt" officeooo:rsid="001d72d4" officeooo:paragraph-rsid="00201d43" style:font-size-asian="11pt" style:font-size-complex="11pt"/>
    </style:style>
    <style:style style:name="P4" style:family="paragraph" style:parent-style-name="Standard">
      <style:text-properties style:font-name="Sans-serif" fo:font-size="11pt" officeooo:rsid="001d72d4" officeooo:paragraph-rsid="00206f84" style:font-size-asian="11pt" style:font-size-complex="11pt"/>
    </style:style>
    <style:style style:name="P5" style:family="paragraph" style:parent-style-name="Standard">
      <style:text-properties style:font-name="Sans-serif" fo:font-size="11pt" officeooo:paragraph-rsid="001d72d4" style:font-size-asian="11pt" style:font-size-complex="11pt"/>
    </style:style>
    <style:style style:name="P6" style:family="paragraph" style:parent-style-name="Standard">
      <style:text-properties style:font-name="Sans-serif" fo:font-size="11pt" officeooo:paragraph-rsid="001ee441" style:font-size-asian="11pt" style:font-size-complex="11pt"/>
    </style:style>
    <style:style style:name="P7" style:family="paragraph" style:parent-style-name="Standard">
      <style:text-properties style:font-name="Sans-serif" fo:font-size="11pt" officeooo:rsid="001ee441" officeooo:paragraph-rsid="001ee441" style:font-size-asian="11pt" style:font-size-complex="11pt"/>
    </style:style>
    <style:style style:name="P8" style:family="paragraph" style:parent-style-name="Standard">
      <style:text-properties style:font-name="Sans-serif" fo:font-size="11pt" officeooo:rsid="001ee441" officeooo:paragraph-rsid="00206f84" style:font-size-asian="11pt" style:font-size-complex="11pt"/>
    </style:style>
    <style:style style:name="P9" style:family="paragraph" style:parent-style-name="Standard">
      <style:text-properties style:font-name="Sans-serif" fo:font-size="11pt" officeooo:rsid="00201d43" officeooo:paragraph-rsid="00201d43" style:font-size-asian="11pt" style:font-size-complex="11pt"/>
    </style:style>
    <style:style style:name="P10" style:family="paragraph" style:parent-style-name="Standard">
      <style:text-properties style:font-name="Sans-serif" fo:font-size="11pt" officeooo:paragraph-rsid="00206f84" style:font-size-asian="11pt" style:font-size-complex="11pt"/>
    </style:style>
    <style:style style:name="P11" style:family="paragraph" style:parent-style-name="Standard">
      <style:text-properties style:font-name="Sans-serif" fo:font-size="11pt" officeooo:rsid="00206f84" officeooo:paragraph-rsid="00206f84" style:font-size-asian="11pt" style:font-size-complex="11pt"/>
    </style:style>
    <style:style style:name="P12" style:family="paragraph" style:parent-style-name="Standard">
      <style:text-properties style:font-name="Sans-serif" fo:font-size="11pt" officeooo:rsid="00209c8d" officeooo:paragraph-rsid="00209c8d" style:font-size-asian="11pt" style:font-size-complex="11pt"/>
    </style:style>
    <style:style style:name="P13" style:family="paragraph" style:parent-style-name="Standard">
      <style:text-properties style:font-name="Sans-serif" fo:font-size="11pt" officeooo:rsid="00209c8d" officeooo:paragraph-rsid="0020e7b4" style:font-size-asian="11pt" style:font-size-complex="11pt"/>
    </style:style>
    <style:style style:name="P14" style:family="paragraph" style:parent-style-name="Standard">
      <style:text-properties style:font-name="Sans-serif" fo:font-size="11pt" officeooo:rsid="002eb2e4" officeooo:paragraph-rsid="002eb2e4" style:font-size-asian="11pt" style:font-size-complex="11pt"/>
    </style:style>
    <style:style style:name="P15" style:family="paragraph" style:parent-style-name="Standard">
      <style:text-properties style:font-name="Sans-serif" fo:font-size="11pt" officeooo:rsid="002f7937" officeooo:paragraph-rsid="002f7937" style:font-size-asian="11pt" style:font-size-complex="11pt"/>
    </style:style>
    <style:style style:name="P16" style:family="paragraph" style:parent-style-name="Standard">
      <style:text-properties officeooo:paragraph-rsid="00209c8d"/>
    </style:style>
    <style:style style:name="P17" style:family="paragraph" style:parent-style-name="Standard">
      <style:text-properties officeooo:paragraph-rsid="0020e7b4"/>
    </style:style>
    <style:style style:name="P18" style:family="paragraph" style:parent-style-name="Standard">
      <style:text-properties officeooo:rsid="0022df07" officeooo:paragraph-rsid="0022df07"/>
    </style:style>
    <style:style style:name="P19" style:family="paragraph" style:parent-style-name="Standard">
      <style:text-properties officeooo:rsid="0023ab17" officeooo:paragraph-rsid="0023ab17"/>
    </style:style>
    <style:style style:name="P20" style:family="paragraph" style:parent-style-name="Standard">
      <style:text-properties officeooo:rsid="00253d91" officeooo:paragraph-rsid="00253d91"/>
    </style:style>
    <style:style style:name="P21" style:family="paragraph" style:parent-style-name="Standard">
      <style:text-properties officeooo:rsid="00270a83" officeooo:paragraph-rsid="00270a83"/>
    </style:style>
    <style:style style:name="P22" style:family="paragraph" style:parent-style-name="Standard">
      <style:text-properties officeooo:rsid="00283cb4" officeooo:paragraph-rsid="00283cb4"/>
    </style:style>
    <style:style style:name="P23" style:family="paragraph" style:parent-style-name="Standard">
      <style:text-properties officeooo:rsid="0029925f" officeooo:paragraph-rsid="0029925f"/>
    </style:style>
    <style:style style:name="P24" style:family="paragraph" style:parent-style-name="Standard">
      <style:text-properties officeooo:rsid="002c6cf5" officeooo:paragraph-rsid="002c6cf5"/>
    </style:style>
    <style:style style:name="P25" style:family="paragraph" style:parent-style-name="Standard">
      <style:text-properties style:text-position="0% 100%" style:font-name="Sans-serif" fo:font-size="11pt" officeooo:rsid="0023ab17" officeooo:paragraph-rsid="0023ab17" style:font-size-asian="11pt" style:font-size-complex="11pt"/>
    </style:style>
    <style:style style:name="P26" style:family="paragraph" style:parent-style-name="Standard">
      <style:text-properties style:text-position="0% 100%" style:font-name="Sans-serif" fo:font-size="11pt" officeooo:rsid="00270a83" officeooo:paragraph-rsid="00270a83" style:font-size-asian="11pt" style:font-size-complex="11pt"/>
    </style:style>
    <style:style style:name="P27" style:family="paragraph" style:parent-style-name="Standard">
      <style:text-properties style:text-position="0% 100%" style:font-name="Sans-serif" fo:font-size="11pt" officeooo:rsid="00283cb4" officeooo:paragraph-rsid="00283cb4" style:font-size-asian="11pt" style:font-size-complex="11pt"/>
    </style:style>
    <style:style style:name="P28" style:family="paragraph" style:parent-style-name="Standard">
      <style:text-properties style:text-position="0% 100%" style:font-name="Sans-serif" fo:font-size="11pt" officeooo:rsid="00295e64" officeooo:paragraph-rsid="00295e64" style:font-size-asian="11pt" style:font-size-complex="11pt"/>
    </style:style>
    <style:style style:name="P29" style:family="paragraph" style:parent-style-name="Standard">
      <style:text-properties style:text-position="0% 100%" style:font-name="Sans-serif" fo:font-size="11pt" officeooo:rsid="002c6cf5" officeooo:paragraph-rsid="002c6cf5" style:font-size-asian="11pt" style:font-size-complex="11pt"/>
    </style:style>
    <style:style style:name="T1" style:family="text">
      <style:text-properties officeooo:rsid="001d72d4"/>
    </style:style>
    <style:style style:name="T2" style:family="text">
      <style:text-properties officeooo:rsid="001ee441"/>
    </style:style>
    <style:style style:name="T3" style:family="text">
      <style:text-properties officeooo:rsid="00206f84"/>
    </style:style>
    <style:style style:name="T4" style:family="text">
      <style:text-properties style:text-position="super 58%" style:font-name="Sans-serif" fo:font-size="11pt" officeooo:rsid="00209c8d" style:font-size-asian="11pt" style:font-size-complex="11pt"/>
    </style:style>
    <style:style style:name="T5" style:family="text">
      <style:text-properties style:text-position="super 58%" style:font-name="Sans-serif" fo:font-size="11pt" officeooo:rsid="0020e7b4" style:font-size-asian="11pt" style:font-size-complex="11pt"/>
    </style:style>
    <style:style style:name="T6" style:family="text">
      <style:text-properties style:text-position="super 58%" style:font-name="Sans-serif" fo:font-size="11pt" officeooo:rsid="00219e4e" style:font-size-asian="11pt" style:font-size-complex="11pt"/>
    </style:style>
    <style:style style:name="T7" style:family="text">
      <style:text-properties style:text-position="0% 100%" style:font-name="Sans-serif" fo:font-size="11pt" style:font-size-asian="11pt" style:font-size-complex="11pt"/>
    </style:style>
    <style:style style:name="T8" style:family="text">
      <style:text-properties style:text-position="0% 100%" style:font-name="Sans-serif" fo:font-size="11pt" officeooo:rsid="00209c8d" style:font-size-asian="11pt" style:font-size-complex="11pt"/>
    </style:style>
    <style:style style:name="T9" style:family="text">
      <style:text-properties style:text-position="0% 100%" style:font-name="Sans-serif" fo:font-size="11pt" officeooo:rsid="00219e4e" style:font-size-asian="11pt" style:font-size-complex="11pt"/>
    </style:style>
    <style:style style:name="T10" style:family="text">
      <style:text-properties style:text-position="0% 100%" style:font-name="Sans-serif" fo:font-size="11pt" officeooo:rsid="0026d5a4" style:font-size-asian="11pt" style:font-size-complex="11pt"/>
    </style:style>
    <style:style style:name="T11" style:family="text">
      <style:text-properties style:text-position="0% 100%" style:font-name="Sans-serif" fo:font-size="11pt" officeooo:rsid="0028a14e" style:font-size-asian="11pt" style:font-size-complex="11pt"/>
    </style:style>
    <style:style style:name="T12" style:family="text">
      <style:text-properties style:text-position="0% 100%" style:font-name="Sans-serif" fo:font-size="11pt" officeooo:rsid="0029925f" style:font-size-asian="11pt" style:font-size-complex="11pt"/>
    </style:style>
    <style:style style:name="T13" style:family="text">
      <style:text-properties style:text-position="0% 100%" style:font-name="Sans-serif" fo:font-size="11pt" officeooo:rsid="002b08bd" style:font-size-asian="11pt" style:font-size-complex="11pt"/>
    </style:style>
    <style:style style:name="T14" style:family="text">
      <style:text-properties style:text-position="0% 100%" style:font-name="Sans-serif" fo:font-size="11pt" officeooo:rsid="002b53b4" style:font-size-asian="11pt" style:font-size-complex="11pt"/>
    </style:style>
    <style:style style:name="T15" style:family="text">
      <style:text-properties style:text-position="0% 100%" style:font-name="Sans-serif" fo:font-size="11pt" officeooo:rsid="002df119" style:font-size-asian="11pt" style:font-size-complex="11pt"/>
    </style:style>
    <style:style style:name="T16" style:family="text">
      <style:text-properties style:text-position="0% 100%" style:font-name="Sans-serif" fo:font-size="11pt" officeooo:rsid="00315e1e" style:font-size-asian="11pt" style:font-size-complex="11pt"/>
    </style:style>
    <style:style style:name="T17" style:family="text">
      <style:text-properties style:text-position="0% 100%" style:font-name="Sans-serif" fo:font-size="11pt" officeooo:rsid="00325e48" style:font-size-asian="11pt" style:font-size-complex="11pt"/>
    </style:style>
    <style:style style:name="T18" style:family="text">
      <style:text-properties style:font-name="Sans-serif" fo:font-size="11pt" officeooo:rsid="00209c8d" style:font-size-asian="11pt" style:font-size-complex="11pt"/>
    </style:style>
    <style:style style:name="T19" style:family="text">
      <style:text-properties style:font-name="Sans-serif" fo:font-size="11pt" officeooo:rsid="00219e4e" style:font-size-asian="11pt" style:font-size-complex="11pt"/>
    </style:style>
    <style:style style:name="T20" style:family="text">
      <style:text-properties officeooo:rsid="0020e7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342 assignment 2</text:p>
      <text:p text:style-name="P1">1)</text:p>
      <text:p text:style-name="P5"><text:span text:style-name="T1">a) </text:span>main calls func1; func1 calls func2; func2 calls func<text:span text:style-name="T1">3</text:span></text:p>
      <text:p text:style-name="P1">main -&gt; a:main, b:main, c:main</text:p>
      <text:p text:style-name="P1">func1-&gt; a:main, b:func1, c:main, d:func1</text:p>
      <text:p text:style-name="P1">func2-&gt; a:main, b:func1, c:func2, d:func2, e:func2</text:p>
      <text:p text:style-name="P1">func3-&gt; a:main, b:func1, c:func2, d:func3, e:func3, f:func3</text:p>
      <text:p text:style-name="P1"/>
      <text:p text:style-name="P5"><text:span text:style-name="T1">b)</text:span>main calls func1; func1 calls func3</text:p>
      <text:p text:style-name="P1">main -&gt; a:main, b:main, c:main</text:p>
      <text:p text:style-name="P1">func1-&gt; a:main, b:func1, c:main, d:func1</text:p>
      <text:p text:style-name="P1">func3-&gt; a:main, b:func1, c:main, d:func3, e:func3, f:func3</text:p>
      <text:p text:style-name="P1"/>
      <text:p text:style-name="P5"><text:span text:style-name="T1">c) </text:span>main calls func2; func2 calls func3; func3 calls func1</text:p>
      <text:p text:style-name="P1">main -&gt; a:main, b:main, c:main</text:p>
      <text:p text:style-name="P1">func2-&gt; a:main, b:main, c:func2, d:func2, e:func2</text:p>
      <text:p text:style-name="P1">func3-&gt; a:main, b:main, c:func2, d:func3, e:func3, f:func3</text:p>
      <text:p text:style-name="P1">func1-&gt; a:main, b:func1, c:func1, d:func1, e:func3, f:func3</text:p>
      <text:p text:style-name="P1"/>
      <text:p text:style-name="P6"><text:span text:style-name="T2">d) </text:span>main calls func3; func3 calls func1</text:p>
      <text:p text:style-name="P2">main -&gt; a:main, b:main, c:main</text:p>
      <text:p text:style-name="P7">func3-&gt; a:main, b:main, c:main, d:func3, e:func3, f:func3</text:p>
      <text:p text:style-name="P7">func1-&gt; a:main, b:func1, c:func1, d:func1, e:func3, f:func3</text:p>
      <text:p text:style-name="P7"/>
      <text:p text:style-name="P6"><text:span text:style-name="T2">e) </text:span>main calls func1; func1 calls func3; func3 calls func<text:span text:style-name="T2">2</text:span></text:p>
      <text:p text:style-name="P7">main-&gt; <text:span text:style-name="T1">main -&gt; a:main, b:main, c:main</text:span></text:p>
      <text:p text:style-name="P9"><text:span text:style-name="T1">f</text:span>unc1-&gt; <text:span text:style-name="T1">a:main, b:func1, c:main, d:func1</text:span></text:p>
      <text:p text:style-name="P3">func3-&gt; a:main, b:func1, c:main, d:func3, e:func3, f:func3</text:p>
      <text:p text:style-name="P9">func2-&gt; a:main, b:func1, c:func2, d:func2, e:func2, f:func3</text:p>
      <text:p text:style-name="P9"/>
      <text:p text:style-name="P10"><text:span text:style-name="T3">f) </text:span>main calls func3; func3 calls func2; func2 calls func1</text:p>
      <text:p text:style-name="P4">main -&gt; a:main, b:main, c:main</text:p>
      <text:p text:style-name="P8">func3-&gt; a:main, b:main, c:main, d:func3, e:func3, f:func3</text:p>
      <text:p text:style-name="P11">func2-&gt; a:main, b:main, c:func2, d:func2, e:func2, f:func3</text:p>
      <text:p text:style-name="P11">func1-&gt; a:main, b:func1, c:func1, d:func2, e:func2, f:func3</text:p>
      <text:p text:style-name="P11"/>
      <text:p text:style-name="P12">7)</text:p>
      <text:p text:style-name="P16"><text:span text:style-name="T18">7.1. Max values of integers:<text:line-break/>C: 4 byte int -&gt; 32 bit integer -&gt; 2</text:span><text:span text:style-name="T4">3</text:span><text:span text:style-name="T5">1</text:span><text:span text:style-name="T8">-1 = </text:span><text:bookmark text:name="cwos2"/>2147483647<text:bookmark text:name="cwos"/></text:p>
      <text:p text:style-name="P17"><text:span text:style-name="T18">C++: <text:s/>4 byte int -&gt; 32 bit integer -&gt; 2</text:span><text:span text:style-name="T4">3</text:span><text:span text:style-name="T5">1</text:span><text:span text:style-name="T8">-1 = </text:span><text:bookmark text:name="cwos3"/>2147483647<text:bookmark text:name="cwos1"/></text:p>
      <text:p text:style-name="P12">Python: <text:span text:style-name="T20">Limited only to system memory, switches to long when int becomes too large. Long has unlimited precision.</text:span></text:p>
      <text:p text:style-name="P13">Ruby: <text:span text:style-name="T20">Limited only to system memory, switches to long when int becomes too large. Long has unlimited precision.</text:span></text:p>
      <text:p text:style-name="P16"><text:span text:style-name="T18">C#: </text:span>2147483647, <text:span text:style-name="T20">same reason as C/C++</text:span></text:p>
      <text:p text:style-name="P16"><text:span text:style-name="T18">Haskell: </text:span><text:span text:style-name="T19">int – guaranteed to be 2</text:span><text:span text:style-name="T6">29</text:span><text:span text:style-name="T9">-1 = </text:span><text:bookmark text:name="cwos4"/>536870911<text:span text:style-name="T9">. Integer -&gt; limited only b</text:span><text:span text:style-name="T17">y</text:span><text:span text:style-name="T9"> system memory</text:span></text:p>
      <text:p text:style-name="P16"/>
      <text:p text:style-name="P18"><text:span text:style-name="T9">7.</text:span><text:span text:style-name="T7">2. Simplicity (Readability/Writability)</text:span></text:p>
      <text:p text:style-name="P25">Simplest to read and write is Python and Ruby equally. They are scripting languages specifically designed to be easy to read and write, and fast to develop in. </text:p>
      <text:p text:style-name="P19"><text:span text:style-name="T7">The most difficult to develop (Aside from Haskell) is C/C++. Although C/C++ are much </text:span><text:soft-page-break/><text:span text:style-name="T7">faster for larger ints, they take longer to develop and are not as nice to read and write. Haskell was difficult to write and read but only because I am not used to the functional paradigm.</text:span></text:p>
      <text:p text:style-name="P20"><text:span text:style-name="T7">C# was fairly neutral. I found it easy to read and write in because of its </text:span><text:span text:style-name="T10">similarity</text:span><text:span text:style-name="T7"> to Java, however, it was not as easy as Ruby and Python.</text:span></text:p>
      <text:p text:style-name="P20"/>
      <text:p text:style-name="P26">7.3. Compiled or Interpreted</text:p>
      <text:p text:style-name="P26">C/C++: Compiled (using gcc/g++)</text:p>
      <text:p text:style-name="P26">Ruby/Python: Interpreted using each languages interpreter</text:p>
      <text:p text:style-name="P26">C#: Compiled to byte code using mcs (Mono compiler)</text:p>
      <text:p text:style-name="P26">Haskell: Can be compiled into machine code, or run from the interpreter</text:p>
      <text:p text:style-name="P21"/>
      <text:p text:style-name="P27">7.4. Single and multiline comments</text:p>
      <text:p text:style-name="P27">C/C++/C#: single line: //[comments]. multiline: /* [comments] */</text:p>
      <text:p text:style-name="P22"><text:span text:style-name="T7">Python: </text:span><text:span text:style-name="T11">single line: #[comment], multiline: '''[comment]''' </text:span><text:span text:style-name="T12">('Pythonic' way is to use multiple single line comments but...)</text:span></text:p>
      <text:p text:style-name="P28">Ruby: single line: #[comments], multiline: =begin [comments] =end</text:p>
      <text:p text:style-name="P23"><text:span text:style-name="T7">Haskell: </text:span><text:span text:style-name="T13">single line: --[comments</text:span><text:span text:style-name="T14">]</text:span><text:span text:style-name="T13">, multiline: {- [comments] -}</text:span></text:p>
      <text:p text:style-name="P23"/>
      <text:p text:style-name="P24"><text:span text:style-name="T13">7.</text:span><text:span text:style-name="T7">5. Typing</text:span></text:p>
      <text:p text:style-name="P29">C/C++/C#: static typed, strongly typed</text:p>
      <text:p text:style-name="P24"><text:span text:style-name="T7">Python/Ruby: Dynamic typed, </text:span><text:span text:style-name="T15">duck</text:span><text:span text:style-name="T7"> typed </text:span><text:span text:style-name="T15">(strongly typed at runtime)</text:span></text:p>
      <text:p text:style-name="P29">Haskell: static typed, strongly typed</text:p>
      <text:p text:style-name="P7"/>
      <text:p text:style-name="P14">7.6: Scope</text:p>
      <text:p text:style-name="P14">All static scoped</text:p>
      <text:p text:style-name="P14"/>
      <text:p text:style-name="P15">7.7: Memory</text:p>
      <text:p text:style-name="P15">C/C++: Requires explicit memory cleanup of heap dynamic variables</text:p>
      <text:p text:style-name="P15">C#/Python/Ruby/Haskell: Garbage collected</text:p>
      <text:p text:style-name="P15"/>
      <text:p text:style-name="P15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3:29:44.052242592</meta:creation-date>
    <dc:date>2015-02-26T21:29:25.795727932</dc:date>
    <meta:editing-duration>PT45M35S</meta:editing-duration>
    <meta:editing-cycles>25</meta:editing-cycles>
    <meta:generator>LibreOffice/4.3.3.2$Linux_X86_64 LibreOffice_project/430m0$Build-2</meta:generator>
    <dc:creator>patrick </dc:creator>
    <meta:document-statistic meta:table-count="0" meta:image-count="0" meta:object-count="0" meta:page-count="2" meta:paragraph-count="61" meta:word-count="510" meta:character-count="3361" meta:non-whitespace-character-count="2908"/>
  </office:meta>
</office:document-meta>
</file>